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<text:s/>03/17/16</text:p>
      <text:p text:style-name="Standard"/>
      <text:p text:style-name="Standard">Today we worked on finishing our binary adders and we added “or” and <text:s/>“ and” comparators.</text:p>
      <text:p text:style-name="Standard"/>
      <text:p text:style-name="Standard">Then we learned about UML its a way to stub out code </text:p>
      <text:p text:style-name="Standard"/>
      <text:p text:style-name="Standard">and we learned about SOLID, being a series of <text:s/>standards for programming to help make it clean and reuse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7T18:04:42.55</meta:creation-date>
    <meta:document-statistic meta:table-count="0" meta:image-count="0" meta:object-count="0" meta:page-count="1" meta:paragraph-count="4" meta:word-count="50" meta:character-count="276"/>
    <dc:date>2016-03-17T18:08:30.37</dc:date>
    <meta:editing-duration>PT3M48S</meta:editing-duration>
    <meta:editing-cycles>1</meta:editing-cycles>
    <meta:generator>OpenOffice/4.1.2$Win32 OpenOffice.org_project/412m3$Build-9782</meta:generator>
  </office:meta>
</office:document-meta>
</file>